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" svg:font-family="'DejaVu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8.01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51.51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p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Calibri" fo:font-size="12pt" style:font-name-asian="Calibri" style:font-size-asian="12pt" style:font-name-complex="Calibri" style:font-size-complex="12pt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Calibri1" fo:font-size="12pt" style:font-name-asian="Calibri" style:font-size-asian="12pt" style:font-name-complex="Calibri" style:font-size-complex="12pt"/>
      <style:map style:condition="cell-content()=&quot;No&quot;" style:apply-style-name="cf1" style:base-cell-address="RBA.A1"/>
      <style:map style:condition="cell-content()=&quot;Yes&quot;" style:apply-style-name="cf2" style:base-cell-address="RBA.A1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Calibri" fo:font-size="12pt" style:font-name-asian="Calibri" style:font-size-asian="12pt" style:font-name-complex="Calibri" style:font-size-complex="12pt"/>
      <style:map style:condition="cell-content()=&quot;No&quot;" style:apply-style-name="cf1" style:base-cell-address="RBA.A1"/>
      <style:map style:condition="cell-content()=&quot;Yes&quot;" style:apply-style-name="cf2" style:base-cell-address="RBA.A1"/>
    </style:style>
    <style:style style:name="ce6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pt"/>
      <style:text-properties style:font-name="Calibri" fo:font-size="12pt" style:font-name-asian="Calibri" style:font-size-asian="12pt" style:font-name-complex="Calibri" style:font-size-complex="12pt"/>
      <style:map style:condition="cell-content()=&quot;No&quot;" style:apply-style-name="cf1" style:base-cell-address="RBA.A1"/>
      <style:map style:condition="cell-content()=&quot;Yes&quot;" style:apply-style-name="cf2" style:base-cell-address="RBA.A1"/>
    </style:style>
  </office:automatic-styles>
  <office:body>
    <office:spreadsheet>
      <table:calculation-settings table:automatic-find-labels="false" table:use-regular-expressions="false"/>
      <table:table table:name="RB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Guest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Authoriz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anding-page</text:p>
          </table:table-cell>
          <table:table-cell table:style-name="ce5" office:value-type="string" calcext:value-type="string">
            <text:p>No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y-settings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tos</text:p>
          </table:table-cell>
          <table:table-cell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age-friends</text:p>
          </table:table-cell>
          <table:table-cell table:style-name="ce6" office:value-type="string" calcext:value-type="string">
            <text:p>No - RO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3" office:value-type="string" calcext:value-type="string">
            <text:p>add-friend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ha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bl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ideos</text:p>
          </table:table-cell>
          <table:table-cell table:number-columns-repeated="2" table:style-name="ce6" office:value-type="string" calcext:value-type="string">
            <text:p>Yes</text:p>
          </table:table-cell>
          <table:table-cell table:style-name="ce6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inancial-setting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 - FA</text:p>
          </table:table-cell>
          <table:table-cell table:style-name="ce6" office:value-type="string" calcext:value-type="string">
            <text:p>Yes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RBA.B2:RBA.D9 RBA.A3:RBA.D9">
            <calcext:condition calcext:apply-style-name="cf1" calcext:value="=&quot;No&quot;" calcext:base-cell-address="RBA.A1"/>
            <calcext:condition calcext:apply-style-name="cf2" calcext:value="=&quot;Yes&quot;" calcext:base-cell-address="RBA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" svg:font-family="'DejaVu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" fo:font-family="'DejaVu Sans'" fo:font-size="11pt" style:font-name-asian="DejaVu Sans" style:font-family-asian="'DejaVu Sans'" style:font-size-asian="11pt" style:font-name-complex="DejaVu Sans" style:font-family-complex="'DejaVu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c7ce"/>
      <style:text-properties fo:color="#9c0006"/>
    </style:style>
    <style:style style:name="cf2" style:family="table-cell" style:parent-style-name="Default" style:data-style-name="N0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 style:data-style-name="N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7-30T13:42:33Z</meta:creation-date>
    <dc:date>2017-08-16T19:20:59.901987482</dc:date>
    <meta:editing-cycles>7</meta:editing-cycles>
    <meta:editing-duration>PT35M21S</meta:editing-duration>
    <meta:document-statistic meta:table-count="1" meta:cell-count="33" meta:object-count="0"/>
  </office:meta>
</office:document-meta>
</file>